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fr.wikipedia.org/wiki/Jeu_de_la_vie" text:style-name="Internet_20_link" text:visited-style-name="Visited_20_Internet_20_Link">https://fr.wikipedia.org/wiki/Jeu_de_la_vie</text:a></text:p>
      <text:p text:style-name="Standard"><text:a xlink:type="simple" xlink:href="https://wiki.libsdl.org/SDL2/FrontPage" text:style-name="Internet_20_link" text:visited-style-name="Visited_20_Internet_20_Link">https://wiki.libsdl.org/SDL2/FrontPage</text:a></text:p>
      <text:p text:style-name="Standard"><text:a xlink:type="simple" xlink:href="https://conwaylife.com/wiki/Glider" text:style-name="Internet_20_link" text:visited-style-name="Visited_20_Internet_20_Link">https://conwaylife.com/wiki/Glider</text:a></text:p>
      <text:p text:style-name="Standard"><text:a xlink:type="simple" xlink:href="https://www.youtube.com/watch?v=fyrtJn5eK5U" text:style-name="Internet_20_link" text:visited-style-name="Visited_20_Internet_20_Link">https://www.youtube.com/watch?v=fyrtJn5eK5U</text:a></text:p>
      <text:p text:style-name="Standard"><text:a xlink:type="simple" xlink:href="https://github.com/Leyxargon/c-linked-list" text:style-name="Internet_20_link" text:visited-style-name="Visited_20_Internet_20_Link">https://github.com/Leyxargon/c-linked-list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1:25:02.859341714</meta:creation-date>
    <dc:date>2024-09-16T14:34:21.600086941</dc:date>
    <meta:editing-duration>PT6M</meta:editing-duration>
    <meta:editing-cycles>7</meta:editing-cycles>
    <meta:generator>LibreOffice/24.2.3.2$Linux_X86_64 LibreOffice_project/433d9c2ded56988e8a90e6b2e771ee4e6a5ab2ba</meta:generator>
    <meta:document-statistic meta:table-count="0" meta:image-count="0" meta:object-count="0" meta:page-count="1" meta:paragraph-count="5" meta:word-count="5" meta:character-count="200" meta:non-whitespace-character-count="200"/>
  </office:meta>
</office:document-meta>
</file>